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6.1000003814697pt" fo:font-weight="bold" officeooo:rsid="00163772" style:font-name-asian="DejaVu Sans" style:font-size-asian="16.1000003814697pt" style:font-weight-asian="bold" style:font-name-complex="Lohit Hindi" style:font-size-complex="16.1000003814697pt" style:font-weight-complex="bold"/>
    </style:style>
    <style:style style:name="P2" style:family="paragraph" style:parent-style-name="Text_20_body">
      <style:text-properties officeooo:paragraph-rsid="00163772"/>
    </style:style>
    <style:style style:name="P3" style:family="paragraph" style:parent-style-name="Text_20_body">
      <style:paragraph-properties fo:background-color="#00ff00">
        <style:background-image/>
      </style:paragraph-properties>
    </style:style>
    <style:style style:name="P4" style:family="paragraph" style:parent-style-name="Text_20_body">
      <style:paragraph-properties fo:background-color="#00ff00">
        <style:background-image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background-color="#00ff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Heading_20_2">
      <style:text-properties officeooo:paragraph-rsid="0017eb6c"/>
    </style:style>
    <style:style style:name="P7" style:family="paragraph" style:parent-style-name="Heading_20_2">
      <style:text-properties style:font-name="Liberation Sans" fo:font-size="14pt" fo:font-style="italic" fo:font-weight="bold" officeooo:rsid="00163772" style:font-name-asian="DejaVu Sans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1" style:family="text">
      <style:text-properties officeooo:rsid="00163772"/>
    </style:style>
    <style:style style:name="T2" style:family="text">
      <style:text-properties officeooo:rsid="0017eb6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fo:background-color="#00fff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63772" fo:background-color="#00ffff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eb6c" fo:background-color="#00ffff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eb6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8ef7" style:font-style-asian="normal" style:font-weight-asian="normal" style:font-style-complex="normal" style:font-weight-complex="normal"/>
    </style:style>
    <style:style style:name="T13" style:family="text">
      <style:text-properties officeooo:rsid="001ab734"/>
    </style:style>
    <style:style style:name="T14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15" style:family="text">
      <style:text-properties fo:font-variant="normal" fo:text-transform="none" fo:color="#333333" style:font-name="Consolas" fo:font-size="9pt" fo:letter-spacing="normal" fo:font-style="normal" fo:font-weight="normal" officeooo:rsid="001b78ae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33333" style:font-name="Consolas" fo:font-size="9pt" fo:letter-spacing="normal" officeooo:rsid="0017eb6c" fo:background-color="#00ffff"/>
    </style:style>
    <style:style style:name="T17" style:family="text">
      <style:text-properties fo:font-variant="normal" fo:text-transform="none" fo:color="#333333" style:font-name="Consolas" fo:font-size="9.75pt" fo:letter-spacing="normal" fo:font-style="normal" fo:font-weight="bold"/>
    </style:style>
    <style:style style:name="T18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19" style:family="text">
      <style:text-properties fo:font-variant="normal" fo:text-transform="none" fo:color="#dd1144" style:font-name="Consolas" fo:font-size="9.75pt" fo:letter-spacing="normal" fo:font-style="normal"/>
    </style:style>
    <style:style style:name="T20" style:family="text">
      <style:text-properties fo:font-variant="normal" fo:text-transform="none" fo:color="#dd1144" style:font-name="Consolas" fo:font-size="9.75pt" fo:letter-spacing="normal" fo:font-style="normal" fo:font-weight="normal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color="#dd1144"/>
    </style:style>
    <style:style style:name="T24" style:family="text">
      <style:text-properties fo:color="#dd1144" fo:font-weight="bold"/>
    </style:style>
    <style:style style:name="T25" style:family="text">
      <style:text-properties style:font-name="Liberation Sans" fo:font-size="16.1000003814697pt" fo:font-style="normal" fo:font-weight="bold" officeooo:rsid="00163772" style:font-name-asian="DejaVu Sans" style:font-size-asian="16.1000003814697pt" style:font-style-asian="normal" style:font-weight-asian="bold" style:font-name-complex="Lohit Hindi" style:font-size-complex="16.1000003814697pt" style:font-style-complex="normal" style:font-weight-complex="bold"/>
    </style:style>
    <style:style style:name="T26" style:family="text">
      <style:text-properties style:font-name="Liberation Sans" fo:font-size="16.1000003814697pt" fo:font-style="normal" fo:font-weight="bold" officeooo:rsid="002032cf" style:font-name-asian="DejaVu Sans" style:font-size-asian="16.1000003814697pt" style:font-style-asian="normal" style:font-weight-asian="bold" style:font-name-complex="Lohit Hindi" style:font-size-complex="16.1000003814697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步骤1</text:span></text:h>
      <text:h text:style-name="Heading_20_2" text:outline-level="2"><text:span text:style-name="T1">1.1 检查vim版本号</text:span></text:h>
      <text:p text:style-name="P2"><text:span text:style-name="T1"><text:tab/>进入vim 使用<text:tab/></text:span><text:span text:style-name="T5">version</text:span><text:span text:style-name="T1">命令查看vim 当前版本号。</text:span></text:p>
      <text:p text:style-name="P2"><text:span text:style-name="T1"><text:tab/>安装</text:span><text:span text:style-name="T2">YCM的最低要求是7.3.584版。低于此版本号的vim请自行升级。</text:span></text:p>
      <text:h text:style-name="P6" text:outline-level="2"><text:span text:style-name="T2">1.2 检查vim是否有python支持</text:span></text:h>
      <text:p text:style-name="Text_20_body"><text:span text:style-name="T2"><text:tab/>在vim下输入命令</text:span><text:span text:style-name="T6">echo has('python') </text:span><text:span text:style-name="T11">如果返回1继续下一步；如果返回0，返回1.1步，升<text:tab/>级vim到有python支持的版本。</text:span></text:p>
      <text:h text:style-name="Heading_20_1" text:outline-level="1"><text:span text:style-name="T1">步骤2</text:span></text:h>
      <text:h text:style-name="Heading_20_2" text:outline-level="2"><text:span text:style-name="T1">2.1安装</text:span><text:span text:style-name="T13">Vundle</text:span></text:h>
      <text:p text:style-name="Text_20_body"><text:span text:style-name="T13"><text:tab/></text:span>安装Vundle需要git。没有git，请自行安装。</text:p>
      <text:p text:style-name="Text_20_body"><text:tab/>如果git可用，在shell下执行如下命令下载Vundle</text:p>
      <text:p text:style-name="Text_20_body"><text:tab/><text:span text:style-name="T4">git clone https://github.com/gmarik/Vundle.vim.git <text:s/>~/.vim/bundle/Vundle.vim</text:span></text:p>
      <text:p text:style-name="Text_20_body"><text:tab/>下载完Vundle之后，打开.vimrc文件，在该文件的开头加入如下几行</text:p>
      <text:p text:style-name="P3"><text:tab/><text:span text:style-name="T21">set nocompatible </text:span></text:p>
      <text:p text:style-name="P3"><text:tab/><text:span text:style-name="T21">filetype off</text:span></text:p>
      <text:p text:style-name="P4"><text:tab/>set rtp+=~/.vim/bundle/Vundle.vim</text:p>
      <text:p text:style-name="P3"><text:span text:style-name="T21"><text:tab/></text:span><text:span text:style-name="T3">call vundle#begin()</text:span></text:p>
      <text:p text:style-name="P5"><text:tab/>Plugin 'gmarik/Vundle.vim'</text:p>
      <text:p text:style-name="P5"><text:tab/>call vundle#end() <text:s/></text:p>
      <text:p text:style-name="P3"><text:tab/><text:span text:style-name="T3">filetype plugin indent on <text:s/></text:span></text:p>
      <text:p text:style-name="Text_20_body"><text:tab/>保存.vimrc文件后，进入vim执行<text:span text:style-name="T4">PluginInstall</text:span><text:span text:style-name="T10">命令，</text:span><text:span text:style-name="T12">Vundle会自动安装。</text:span></text:p>
      <text:h text:style-name="P1" text:outline-level="1"><text:span text:style-name="T9">步骤3 </text:span></text:h>
      <text:h text:style-name="P7" text:outline-level="2">3.1 手动编译LLVM和Clang</text:h>
      <text:p text:style-name="Preformatted_20_Text"/>
      <text:p text:style-name="Text_20_body"/>
      <text:p text:style-name="Text_20_body"/>
      <text:p text:style-name="Text_20_body"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5-02T22:28:54</meta:creation-date>
    <meta:generator>LibreOffice/4.0.2.2$Linux_x86 LibreOffice_project/400m0$Build-2</meta:generator>
    <dc:date>2014-05-02T23:36:50</dc:date>
    <dc:creator>Kevin </dc:creator>
    <meta:editing-duration>PT1H2M33S</meta:editing-duration>
    <meta:editing-cycles>17</meta:editing-cycles>
    <meta:document-statistic meta:table-count="0" meta:image-count="0" meta:object-count="0" meta:page-count="1" meta:paragraph-count="23" meta:word-count="228" meta:character-count="592" meta:non-whitespace-character-count="548"/>
  </office:meta>
</office:document-meta>
</file>